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3" svg:font-family="'Wingdings 3'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justify" style:justify-single-word="false"/>
      <style:text-properties fo:font-size="14pt" officeooo:paragraph-rsid="0017cc8b" style:font-name-asian="Wingdings 3" style:font-size-asian="14pt" style:font-size-complex="14pt"/>
    </style:style>
    <style:style style:name="P2" style:family="paragraph" style:parent-style-name="Standard" style:list-style-name="WW8Num49">
      <style:paragraph-properties fo:text-align="justify" style:justify-single-word="false"/>
      <style:text-properties fo:font-size="14pt" officeooo:paragraph-rsid="0017cc8b" style:font-name-asian="Wingdings 3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paragraph-rsid="0017cc8b" style:font-name-asian="Wingdings 3" style:font-size-asian="14pt" style:font-size-complex="14pt"/>
    </style:style>
    <style:style style:name="P4" style:family="paragraph" style:parent-style-name="Standard" style:list-style-name="">
      <style:paragraph-properties fo:text-align="justify" style:justify-single-word="false"/>
      <style:text-properties fo:font-size="14pt" fo:font-weight="bold" officeooo:paragraph-rsid="0017cc8b" style:font-name-asian="Wingdings 3" style:font-size-asian="14pt" style:font-weight-asian="bold" style:font-size-complex="14pt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01cm" style:auto-text-indent="false" style:page-number="auto" fo:background-color="transparent"/>
      <style:text-properties fo:font-size="14pt" fo:language="uk" fo:country="UA" officeooo:rsid="0017cc8b" officeooo:paragraph-rsid="0017cc8b" style:font-name-asian="Wingdings 3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/>
      <style:text-properties fo:font-size="14pt" fo:language="uk" fo:country="UA" officeooo:rsid="0017cc8b" officeooo:paragraph-rsid="0017cc8b" style:font-name-asian="Wingdings 3" style:font-size-asian="14pt" style:font-size-complex="14pt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4pt" fo:language="uk" fo:country="UA" officeooo:rsid="001be527" officeooo:paragraph-rsid="001be527" style:font-name-asian="Wingdings 3" style:font-size-asian="14pt" style:font-size-complex="14pt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4pt" fo:language="uk" fo:country="UA" officeooo:rsid="001e33d3" officeooo:paragraph-rsid="001e33d3" style:font-name-asian="Wingdings 3" style:font-size-asian="14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language="uk" fo:country="UA" officeooo:rsid="001e33d3" officeooo:paragraph-rsid="001e33d3" style:font-name-asian="Wingdings 3" style:font-size-asian="14pt" style:font-size-complex="14pt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>
        <style:tab-stops>
          <style:tab-stop style:position="0.344cm"/>
        </style:tab-stops>
      </style:paragraph-properties>
      <style:text-properties fo:font-size="14pt" fo:language="uk" fo:country="UA" officeooo:rsid="0020c064" officeooo:paragraph-rsid="0020c064" style:font-name-asian="Wingdings 3" style:font-size-asian="14pt" style:font-size-complex="14pt"/>
    </style:style>
    <style:style style:name="T1" style:family="text">
      <style:text-properties officeooo:rsid="0017cc8b"/>
    </style:style>
    <style:style style:name="T2" style:family="text">
      <style:text-properties officeooo:rsid="001d347d"/>
    </style:style>
    <style:style style:name="T3" style:family="text">
      <style:text-properties fo:language="ru" fo:country="RU"/>
    </style:style>
    <style:style style:name="T4" style:family="text">
      <style:text-properties fo:language="en" fo:country="US"/>
    </style:style>
    <style:style style:name="T5" style:family="text">
      <style:text-properties officeooo:rsid="002032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Запрос на изменение:</text:h>
      <text:p text:style-name="P3">(заполняет менеджер продукта и передает менеджеру программы)</text:p>
      <text:p text:style-name="P3">Время отправки <text:span text:style-name="T1">22.12.2017</text:span></text:p>
      <text:p text:style-name="P3">Номер изменения <text:span text:style-name="T1">1</text:span></text:p>
      <text:p text:style-name="P3"/>
      <text:p text:style-name="P3">Причина запроса(почему необходимы изменения):</text:p>
      <text:p text:style-name="P5">Конкурент володіє доступом до репозиторію з початковим кодом.</text:p>
      <text:p text:style-name="P6"/>
      <text:p text:style-name="P3">Приоритет:</text:p>
      <text:list xml:id="list3540584742202153582" text:style-name="WW8Num49">
        <text:list-header>
          <text:p text:style-name="P2">Высокий</text:p>
        </text:list-header>
      </text:list>
      <text:p text:style-name="P3"/>
      <text:p text:style-name="P3">Краткое описание <text:s/>изменения:</text:p>
      <text:p text:style-name="P7">Змі<text:span text:style-name="T2">на</text:span> репозиторію</text:p>
      <text:p text:style-name="P3"/>
      <text:p text:style-name="P3">Подробное описание изменения:</text:p>
      <text:p text:style-name="P8">Створення іншого <text:span text:style-name="T3">репозитор</text:span>ію на сервісі <text:span text:style-name="T4">GitHub’</text:span>у <text:span text:style-name="T5">та перенесення всіх документів та початкових кодів на нього.</text:span></text:p>
      <text:p text:style-name="P9"/>
      <text:p text:style-name="P3">Воздействие изменения на проект или покупателя:</text:p>
      <text:p text:style-name="P10">Конкурент не буде мати доступ до репозиторію проекту.</text:p>
      <text:h text:style-name="P1" text:outline-level="1"/>
      <text:h text:style-name="P1" text:outline-level="1">Менеджер продукта _________________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ingdings 3" svg:font-family="'Wingdings 3'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WW8Num4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</meta:editing-duration>
    <meta:editing-cycles>12</meta:editing-cycles>
    <meta:generator>LibreOffice/5.1.4.2$Windows_x86 LibreOffice_project/f99d75f39f1c57ebdd7ffc5f42867c12031db97a</meta:generator>
    <dc:date>2017-12-22T09:26:34.706000000</dc:date>
    <meta:document-statistic meta:table-count="0" meta:image-count="0" meta:object-count="0" meta:page-count="1" meta:paragraph-count="15" meta:word-count="71" meta:character-count="564" meta:non-whitespace-character-count="508"/>
    <meta:user-defined meta:name="Info 1"/>
    <meta:user-defined meta:name="Info 2"/>
    <meta:user-defined meta:name="Info 3"/>
    <meta:user-defined meta:name="Info 4"/>
  </office:meta>
</office:document-meta>
</file>